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14" table:default-cell-style-name="Default"/>
        <table:table-row table:style-name="ro1">
          <table:table-cell office:value-type="string">
            <text:p>Events on body and frameset</text:p>
          </table:table-cell>
          <table:table-cell table:style-name="ce1" office:value-type="string">
            <text:p>Onload &amp; onunload</text:p>
          </table:table-cell>
          <table:table-cell table:number-columns-repeated="14"/>
        </table:table-row>
        <table:table-row table:style-name="ro2">
          <table:table-cell office:value-type="string">
            <text:p>Events on Form element</text:p>
          </table:table-cell>
          <table:table-cell office:value-type="string">
            <text:p><text:s/>onblur, onchange, onfocus, onreset, onselect, onsubmit</text:p>
          </table:table-cell>
          <table:table-cell table:number-columns-repeated="14"/>
        </table:table-row>
        <table:table-row table:style-name="ro3">
          <table:table-cell office:value-type="string">
            <text:p>Events on images &lt;img&gt;</text:p>
          </table:table-cell>
          <table:table-cell office:value-type="string">
            <text:p>onabort,onclick,ondblclick, onmousedown, onmouseup, onmousemove, onmouseover, onkeypress,onkeyup, onkeydown</text:p>
          </table:table-cell>
          <table:table-cell table:number-columns-repeated="14"/>
        </table:table-row>
        <table:table-row table:style-name="ro3">
          <table:table-cell office:value-type="string">
            <text:p>events on Input</text:p>
          </table:table-cell>
          <table:table-cell office:value-type="string">
            <text:p>onclick,ondblclick, onmousedown, onmouseup, onmousemove, onmouseover, onkeypress,onkeyup, onkeydow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table:number-columns-spanned="14" table:number-rows-spanned="1">
            <text:p>All keyboard events such as keypress,keydown,keyup Valid in all elements except base, bdo, br, frame, frameset, head, html, iframe, meta, param, script, style, and title.</text:p>
          </table:table-cell>
          <table:covered-table-cell table:number-columns-repeated="13"/>
          <table:table-cell table:number-columns-repeated="2"/>
        </table:table-row>
        <table:table-row table:style-name="ro1">
          <table:table-cell office:value-type="string" table:number-columns-spanned="16" table:number-rows-spanned="1">
            <text:p>All mouse events such as onclick, ondblclick, onmousedown, onmouseup Valid in all elements except base, bdo, br, frame, frameset, head, html, iframe, meta, param, script, style, and title.</text:p>
          </table:table-cell>
          <table:covered-table-cell table:style-name="Default"/>
          <table:covered-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21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20 </meta:initial-creator>
    <meta:creation-date>2011-11-25T20:24:53</meta:creation-date>
    <dc:date>2011-11-25T21:05:22</dc:date>
    <dc:creator>Admin20 </dc:creator>
    <meta:editing-duration>PT10M5S</meta:editing-duration>
    <meta:editing-cycles>2</meta:editing-cycles>
    <meta:generator>LibreOffice/3.3$Linux LibreOffice_project/330m19$Build-401</meta:generator>
    <meta:document-statistic meta:table-count="3" meta:cell-count="10" meta:object-count="0"/>
  </office:meta>
</office:document-meta>
</file>